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26in"/>
    </style:style>
    <style:style style:name="co2" style:family="table-column">
      <style:table-column-properties fo:break-before="auto" style:column-width="1.0445in"/>
    </style:style>
    <style:style style:name="co3" style:family="table-column">
      <style:table-column-properties fo:break-before="auto" style:column-width="0.93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5" table:default-cell-style-name="ce1"/>
        <table:table-row table:style-name="ro1">
          <table:table-cell office:value-type="string">
            <text:p>File</text:p>
          </table:table-cell>
          <table:table-cell office:value-type="string">
            <text:p>Aggregate Plot</text:p>
          </table:table-cell>
          <table:table-cell office:value-type="string">
            <text:p>Grid Plot</text:p>
          </table:table-cell>
          <table:table-cell office:value-type="string">
            <text:p>Vicinity Plot</text:p>
          </table:table-cell>
          <table:table-cell office:value-type="string">
            <text:p>Grid Plot Imp</text:p>
          </table:table-cell>
          <table:table-cell table:number-columns-repeated="4"/>
        </table:table-row>
        <table:table-row table:style-name="ro2">
          <table:table-cell office:value-type="string">
            <text:p>Brussellator (1)</text:p>
          </table:table-cell>
          <table:table-cell office:value-type="float" office:value="17.15">
            <text:p>17.15</text:p>
          </table:table-cell>
          <table:table-cell office:value-type="string">
            <text:p>17.15 (180)</text:p>
          </table:table-cell>
          <table:table-cell office:value-type="string">
            <text:p>17.4 (1800)</text:p>
          </table:table-cell>
          <table:table-cell office:value-type="string">
            <text:p>17.02 (760)</text:p>
          </table:table-cell>
          <table:table-cell table:number-columns-repeated="4"/>
        </table:table-row>
        <table:table-row table:style-name="ro2">
          <table:table-cell office:value-type="string">
            <text:p>Brussellator (2)</text:p>
          </table:table-cell>
          <table:table-cell table:style-name="ce2" office:value-type="float" office:value="8.73">
            <text:p>8.73</text:p>
          </table:table-cell>
          <table:table-cell office:value-type="string">
            <text:p>8.85 (128)</text:p>
          </table:table-cell>
          <table:table-cell office:value-type="string">
            <text:p>8.96 (600)</text:p>
          </table:table-cell>
          <table:table-cell office:value-type="string">
            <text:p>8.82 (512)</text:p>
          </table:table-cell>
          <table:table-cell table:number-columns-repeated="4"/>
        </table:table-row>
        <table:table-row table:style-name="ro2">
          <table:table-cell office:value-type="string">
            <text:p>Brussellator (4)</text:p>
          </table:table-cell>
          <table:table-cell office:value-type="float" office:value="4.29">
            <text:p>4.29</text:p>
          </table:table-cell>
          <table:table-cell office:value-type="string">
            <text:p>4.51 (90)</text:p>
          </table:table-cell>
          <table:table-cell office:value-type="string">
            <text:p>4.62 (256)</text:p>
          </table:table-cell>
          <table:table-cell office:value-type="string">
            <text:p>4.03 (350)</text:p>
          </table:table-cell>
          <table:table-cell table:number-columns-repeated="4"/>
        </table:table-row>
        <table:table-row table:style-name="ro2">
          <table:table-cell office:value-type="string">
            <text:p>Brussellator (8)</text:p>
          </table:table-cell>
          <table:table-cell office:value-type="float" office:value="3.86">
            <text:p>3.86</text:p>
          </table:table-cell>
          <table:table-cell office:value-type="string">
            <text:p>3.49 (80)</text:p>
          </table:table-cell>
          <table:table-cell office:value-type="string">
            <text:p>3.36 (180)</text:p>
          </table:table-cell>
          <table:table-cell office:value-type="string">
            <text:p>3.54 (300)</text:p>
          </table:table-cell>
          <table:table-cell table:number-columns-repeated="4"/>
        </table:table-row>
        <table:table-row table:style-name="ro2">
          <table:table-cell office:value-type="string">
            <text:p>Brussellator (16)</text:p>
          </table:table-cell>
          <table:table-cell office:value-type="float" office:value="1.08">
            <text:p>1.08</text:p>
          </table:table-cell>
          <table:table-cell office:value-type="string">
            <text:p>1.0 (32)</text:p>
          </table:table-cell>
          <table:table-cell office:value-type="string">
            <text:p>1.06 (75)</text:p>
          </table:table-cell>
          <table:table-cell office:value-type="string">
            <text:p>1.07 (128)</text:p>
          </table:table-cell>
          <table:table-cell table:number-columns-repeated="4"/>
        </table:table-row>
        <table:table-row table:style-name="ro2">
          <table:table-cell office:value-type="string">
            <text:p>Brussellator (32)</text:p>
          </table:table-cell>
          <table:table-cell office:value-type="float" office:value="0.65">
            <text:p>0.65</text:p>
          </table:table-cell>
          <table:table-cell office:value-type="string">
            <text:p>.54 (16)</text:p>
          </table:table-cell>
          <table:table-cell office:value-type="string">
            <text:p>.57 (40)</text:p>
          </table:table-cell>
          <table:table-cell office:value-type="string">
            <text:p>.55 (75)</text:p>
          </table:table-cell>
          <table:table-cell table:number-columns-repeated="4"/>
        </table:table-row>
        <table:table-row table:style-name="ro2">
          <table:table-cell office:value-type="string">
            <text:p>Brussellator (64)</text:p>
          </table:table-cell>
          <table:table-cell office:value-type="float" office:value="0.44">
            <text:p>0.44</text:p>
          </table:table-cell>
          <table:table-cell office:value-type="string">
            <text:p>.43 (10)</text:p>
          </table:table-cell>
          <table:table-cell office:value-type="string">
            <text:p>.47 (30)</text:p>
          </table:table-cell>
          <table:table-cell office:value-type="string">
            <text:p>.48 (64)</text:p>
          </table:table-cell>
          <table:table-cell table:number-columns-repeated="4"/>
        </table:table-row>
        <table:table-row table:style-name="ro2">
          <table:table-cell office:value-type="string">
            <text:p>VanDerPolPlot (1)</text:p>
          </table:table-cell>
          <table:table-cell office:value-type="float" office:value="30.71">
            <text:p>30.71</text:p>
          </table:table-cell>
          <table:table-cell office:value-type="string">
            <text:p>32.2 (128)</text:p>
          </table:table-cell>
          <table:table-cell office:value-type="string">
            <text:p>22.65 (65536)</text:p>
          </table:table-cell>
          <table:table-cell office:value-type="string">
            <text:p>38.14 (512)</text:p>
          </table:table-cell>
          <table:table-cell table:number-columns-repeated="4"/>
        </table:table-row>
        <table:table-row table:style-name="ro2">
          <table:table-cell office:value-type="string">
            <text:p>VanDerPolPlot (4)</text:p>
          </table:table-cell>
          <table:table-cell office:value-type="float" office:value="7.94">
            <text:p>7.94</text:p>
          </table:table-cell>
          <table:table-cell office:value-type="string">
            <text:p>7.1 (55)</text:p>
          </table:table-cell>
          <table:table-cell office:value-type="string">
            <text:p>7.83 (2048)</text:p>
          </table:table-cell>
          <table:table-cell office:value-type="string">
            <text:p>7.46 (265)</text:p>
          </table:table-cell>
          <table:table-cell table:number-columns-repeated="4"/>
        </table:table-row>
        <table:table-row table:style-name="ro2">
          <table:table-cell office:value-type="string">
            <text:p>VanDerPolPlot (16)</text:p>
          </table:table-cell>
          <table:table-cell office:value-type="float" office:value="1.99">
            <text:p>1.99</text:p>
          </table:table-cell>
          <table:table-cell office:value-type="string">
            <text:p>1.94 (24)</text:p>
          </table:table-cell>
          <table:table-cell office:value-type="string">
            <text:p>1.86 (140)</text:p>
          </table:table-cell>
          <table:table-cell office:value-type="string">
            <text:p>1.89 (128)</text:p>
          </table:table-cell>
          <table:table-cell table:number-columns-repeated="4"/>
        </table:table-row>
        <table:table-row table:style-name="ro2">
          <table:table-cell office:value-type="string">
            <text:p>VanDerPolPlot (64)</text:p>
          </table:table-cell>
          <table:table-cell office:value-type="float" office:value="0.8">
            <text:p>0.8</text:p>
          </table:table-cell>
          <table:table-cell office:value-type="string">
            <text:p>.88 (7)</text:p>
          </table:table-cell>
          <table:table-cell office:value-type="string">
            <text:p>.88 (64)</text:p>
          </table:table-cell>
          <table:table-cell office:value-type="string">
            <text:p>.85 (85)</text:p>
          </table:table-cell>
          <table:table-cell table:number-columns-repeated="4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Potok</meta:initial-creator>
    <meta:creation-date>2014-06-25T14:33:53</meta:creation-date>
    <dc:date>2014-06-25T15:08:33</dc:date>
    <dc:creator>Matt Potok</dc:creator>
    <meta:editing-duration>PT3M44S</meta:editing-duration>
    <meta:editing-cycles>1</meta:editing-cycles>
    <meta:document-statistic meta:table-count="3" meta:cell-count="60" meta:object-count="0"/>
    <meta:generator>LibreOffice/3.5$Linux_X86_64 LibreOffice_project/350m1$Build-2</meta:generator>
  </office:meta>
</office:document-meta>
</file>